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24-12-3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24-01-0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23-01-03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22-01-14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21-01-0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20-01-02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18-12-31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18-01-02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17-01-03 22:4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16-01-05 08:1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15-01-09 19:2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36100465502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